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ControlImpl.getCategory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ControlImpl.getCategor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trolImpl.updateItemQuantity( Item item , int quant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talogControlImpl.getProdu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ControlImpl.initDB( String init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trolImpl.getItem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ControlImpl.getProductListByCategor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trolImpl.getItemListByProdu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alogControlImpl.searchProductList( String search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